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Hack" svg:font-family="Hack" style:font-pitch="fixed"/>
    <style:font-face style:name="Audiowide" svg:font-family="Audiowide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0.8201in"/>
      <style:text-properties fo:color="#ff8000" loext:opacity="100%" style:font-name="Audiowide" fo:font-size="66pt" officeooo:rsid="0017c460" officeooo:paragraph-rsid="0017c460" style:font-size-asian="66pt" style:font-size-complex="66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96pt" style:font-size-asian="96pt" style:font-size-complex="96pt"/>
    </style:style>
    <style:style style:name="T3" style:family="text">
      <style:text-properties fo:font-size="88pt" style:font-size-asian="88pt" style:font-size-complex="88pt"/>
    </style:style>
    <style:style style:name="T4" style:family="text">
      <style:text-properties fo:color="#2a6099" loext:opacity="100%"/>
    </style:style>
    <style:style style:name="T5" style:family="text">
      <style:text-properties fo:color="#00a933" loext:opacity="100%" fo:font-size="88pt" style:font-size-asian="88pt" style:font-size-complex="88pt"/>
    </style:style>
    <style:style style:name="T6" style:family="text">
      <style:text-properties fo:color="#00a933" loext:opacity="100%" fo:font-size="88pt" fo:font-weight="bold" style:font-size-asian="88pt" style:font-weight-asian="bold" style:font-size-complex="88pt" style:font-weight-complex="bold"/>
    </style:style>
    <style:style style:name="T7" style:family="text">
      <style:text-properties fo:color="#00a933" loext:opacity="100%" fo:font-size="88pt" fo:font-weight="normal" style:font-size-asian="88pt" style:font-weight-asian="normal" style:font-size-complex="88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O</text:span>N</text:p>
      <text:p text:style-name="P1"><text:span text:style-name="T7">@</text:span><text:span text:style-name="T4">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Hack" svg:font-family="Hack" style:font-pitch="fixed"/>
    <style:font-face style:name="Audiowide" svg:font-family="Audiowide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1T07:12:49.287017720</meta:creation-date>
    <dc:date>2021-07-21T07:31:49.258041851</dc:date>
    <meta:editing-duration>PT8M49S</meta:editing-duration>
    <meta:editing-cycles>1</meta:editing-cycles>
    <meta:document-statistic meta:table-count="0" meta:image-count="0" meta:object-count="0" meta:page-count="1" meta:paragraph-count="2" meta:word-count="2" meta:character-count="4" meta:non-whitespace-character-count="4"/>
    <meta:generator>LibreOffice/7.1.4.2$Linux_X86_64 LibreOffice_project/10$Build-2</meta:generator>
  </office:meta>
</office:document-meta>
</file>